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officeooo:rsid="000c12a8" officeooo:paragraph-rsid="000c12a8" style:font-weight-asian="normal" style:font-weight-complex="normal"/>
    </style:style>
    <style:style style:name="P2" style:family="paragraph" style:parent-style-name="Text_20_body">
      <style:text-properties officeooo:rsid="000c12a8" officeooo:paragraph-rsid="000c12a8"/>
    </style:style>
    <style:style style:name="P3" style:family="paragraph" style:parent-style-name="Text_20_body">
      <style:text-properties officeooo:paragraph-rsid="000c12a8"/>
    </style:style>
    <style:style style:name="P4" style:family="paragraph" style:parent-style-name="Text_20_body">
      <style:text-properties officeooo:paragraph-rsid="000f0e2e"/>
    </style:style>
    <style:style style:name="P5" style:family="paragraph" style:parent-style-name="Text_20_body">
      <style:text-properties officeooo:rsid="000c12a8"/>
    </style:style>
    <style:style style:name="P6" style:family="paragraph" style:parent-style-name="Text_20_body">
      <style:text-properties officeooo:rsid="000c12a8" officeooo:paragraph-rsid="000f0e2e"/>
    </style:style>
    <style:style style:name="P7" style:family="paragraph" style:parent-style-name="Text_20_body">
      <style:text-properties officeooo:rsid="000c12a8" officeooo:paragraph-rsid="000c12a8"/>
    </style:style>
    <style:style style:name="T1" style:family="text">
      <style:text-properties officeooo:rsid="000c12a8"/>
    </style:style>
    <style:style style:name="T2" style:family="text">
      <style:text-properties fo:font-style="italic" officeooo:rsid="000c12a8" style:font-style-asian="italic" style:font-style-complex="italic"/>
    </style:style>
    <style:style style:name="T3" style:family="text">
      <style:text-properties officeooo:rsid="000f0e2e"/>
    </style:style>
    <style:style style:name="T4" style:family="text">
      <style:text-properties officeooo:rsid="0010e993"/>
    </style:style>
    <style:style style:name="T5" style:family="text">
      <style:text-properties officeooo:rsid="00121a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ctor Ananyev</text:p>
      <text:p text:style-name="P6">University of Oslo</text:p>
      <text:p text:style-name="P4">1072 Blindern</text:p>
      <text:p text:style-name="Text_20_body"><text:span text:style-name="T1">Norway</text:span>, <text:span text:style-name="T1">Oslo 0316</text:span></text:p>
      <text:p text:style-name="P2">victor.ananyev@gmail.com</text:p>
      <text:p text:style-name="Text_20_body"/>
      <text:p text:style-name="Text_20_body">Dear <text:span text:style-name="T5">Editors</text:span><text:span text:style-name="T4">,</text:span></text:p>
      <text:p text:style-name="Text_20_body"/>
      <text:p text:style-name="Text_20_body">I am delighted to submit a research original article entitled “<text:span text:style-name="T1">Approximating the mode of the non-central chi-squared distribution</text:span>” with <text:span text:style-name="T5">Prof. </text:span><text:span text:style-name="T1">Alexander Lincoln Read</text:span> for consideration for publication in <text:span text:style-name="T1">the </text:span><text:span text:style-name="T2">Journal of Mathematical Analysis and Applications</text:span>.</text:p>
      <text:p text:style-name="Text_20_body"/>
      <text:p text:style-name="P3">In this manuscript, we show that <text:span text:style-name="T1">the mode of the non-central chi-squared can be approximated with linear function under certain conditions. We explore these conditions and also use the result to improve the performance of the software library Boost C++</text:span>. We believe this manuscript is suitable for publication by <text:span text:style-name="T1">the </text:span><text:span text:style-name="T2">Journal of Mathematical Analysis and Applications</text:span> because <text:span text:style-name="T1">it extends the scope of the research published previously by this journal on similar topic: </text:span><text:a xlink:type="simple" xlink:href="https://doi.org/10.1016/j.jmaa.2008.05.074" text:style-name="Internet_20_link" text:visited-style-name="Visited_20_Internet_20_Link"><text:span text:style-name="T1">https://doi.org/10.1016/j.jmaa.2008.05.074</text:span></text:a>.</text:p>
      <text:p text:style-name="Text_20_body"/>
      <text:p text:style-name="P3">This manuscript is not published and is also not under consideration for publication elsewhere. <text:span text:style-name="T1">However it is shared on Arxiv as a preprint: </text:span><text:a xlink:type="simple" xlink:href="https://arxiv.org/abs/2106.12276" text:style-name="Internet_20_link" text:visited-style-name="Visited_20_Internet_20_Link"><text:span text:style-name="T1">https://arxiv.org/abs/2106.12276</text:span></text:a><text:span text:style-name="T1">.</text:span></text:p>
      <text:p text:style-name="P3"><text:span text:style-name="T3">We have</text:span> no conflicts of interest <text:span text:style-name="T3">to disclose.</text:span></text:p>
      <text:p text:style-name="Text_20_body">Thank you for your consideration!</text:p>
      <text:p text:style-name="Text_20_body"/>
      <text:p text:style-name="Text_20_body"/>
      <text:p text:style-name="Text_20_body"/>
      <text:p text:style-name="Text_20_body">Sincerely,</text:p>
      <text:p text:style-name="Text_20_body"/>
      <text:p text:style-name="P5">Victor Ananyev,</text:p>
      <text:p text:style-name="P2"><text:span text:style-name="T5">Prof. </text:span>Alexander Lincoln Rea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8:20:21.403686222</meta:creation-date>
    <dc:date>2021-08-19T12:32:38.933365641</dc:date>
    <meta:editing-duration>PT22M43S</meta:editing-duration>
    <meta:editing-cycles>6</meta:editing-cycles>
    <meta:generator>LibreOffice/7.1.3.2$Linux_X86_64 LibreOffice_project/10$Build-2</meta:generator>
    <meta:print-date>2021-08-19T12:32:34.929676841</meta:print-date>
    <meta:document-statistic meta:table-count="0" meta:image-count="0" meta:object-count="0" meta:page-count="1" meta:paragraph-count="14" meta:word-count="165" meta:character-count="1169" meta:non-whitespace-character-count="1018"/>
  </office:meta>
</office:document-meta>
</file>